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4cm" table:align="margins" style:writing-mode="lr-tb"/>
    </style:style>
    <style:style style:name="Tabla1.A" style:family="table-column">
      <style:table-column-properties style:column-width="4.078cm" style:rel-column-width="17536*"/>
    </style:style>
    <style:style style:name="Tabla1.B" style:family="table-column">
      <style:table-column-properties style:column-width="3.637cm" style:rel-column-width="15640*"/>
    </style:style>
    <style:style style:name="Tabla1.C" style:family="table-column">
      <style:table-column-properties style:column-width="4.653cm" style:rel-column-width="20009*"/>
    </style:style>
    <style:style style:name="Tabla1.D" style:family="table-column">
      <style:table-column-properties style:column-width="2.872cm" style:rel-column-width="12350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5" style:family="paragraph" style:parent-style-name="Standard">
      <style:text-properties style:font-name="Arial Unicode MS" fo:font-size="12pt" officeooo:rsid="000ae794" officeooo:paragraph-rsid="000ae794" style:font-name-asian="Arial Unicode MS" style:font-size-asian="12pt" style:font-name-complex="Arial Unicode MS" style:font-size-complex="12pt"/>
    </style:style>
    <style:style style:name="P6" style:family="paragraph" style:parent-style-name="Standard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7" style:family="paragraph" style:parent-style-name="Standard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8" style:family="paragraph" style:parent-style-name="Standard">
      <style:text-properties style:font-name="Arial Unicode MS" fo:font-size="12pt" fo:font-weight="bold" officeooo:rsid="000ae794" officeooo:paragraph-rsid="000ae794" style:font-name-asian="Arial Unicode MS" style:font-size-asian="12pt" style:font-weight-asian="bold" style:font-name-complex="Arial Unicode MS" style:font-size-complex="12pt" style:font-weight-complex="bold"/>
    </style:style>
    <style:style style:name="P9" style:family="paragraph" style:parent-style-name="Standard">
      <style:text-properties style:use-window-font-color="true" style:font-name="Arial Unicode MS" fo:font-size="12pt" fo:language="es" fo:country="PR" fo:font-weight="normal" officeooo:rsid="000ae794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0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cd90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154367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officeooo:paragraph-rsid="00216145" style:font-size-asian="12pt" style:font-size-complex="12pt"/>
    </style:style>
    <style:style style:name="P14" style:family="paragraph" style:parent-style-name="Text_20_body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15" style:family="paragraph" style:parent-style-name="Normal_20__28_Web_29_">
      <style:paragraph-properties fo:margin-top="0cm" fo:margin-bottom="0.494cm" style:contextual-spacing="false" fo:text-align="justify" style:justify-single-word="false"/>
      <style:text-properties style:font-name="Arial Unicode MS" fo:font-size="12pt" officeooo:rsid="000441ff" officeooo:paragraph-rsid="000441ff" style:font-name-asian="Arial Unicode MS" style:font-size-asian="12pt" style:font-name-complex="Arial Unicode MS" style:font-size-complex="12pt"/>
    </style:style>
    <style:style style:name="P1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676ed" style:font-name-asian="Arial Unicode MS" style:font-size-asian="12pt" style:font-name-complex="Arial Unicode MS" style:font-size-complex="12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P19" style:family="paragraph" style:parent-style-name="Normal_20__28_Web_29_">
      <style:paragraph-properties fo:text-align="justify" style:justify-single-word="false"/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P20" style:family="paragraph" style:parent-style-name="Normal_20__28_Web_29_">
      <style:paragraph-properties fo:text-align="justify" style:justify-single-word="false"/>
      <style:text-properties fo:font-size="12pt" officeooo:paragraph-rsid="0017b920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8291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141d64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text-properties fo:font-size="12pt" officeooo:rsid="001d9170" officeooo:paragraph-rsid="001d9170" style:font-size-asian="12pt" style:font-size-complex="12pt"/>
    </style:style>
    <style:style style:name="P25" style:family="paragraph" style:parent-style-name="Table_20_Contents">
      <style:text-properties fo:font-size="12pt" officeooo:paragraph-rsid="001d9170" style:font-size-asian="12pt" style:font-size-complex="12pt"/>
    </style:style>
    <style:style style:name="P26" style:family="paragraph" style:parent-style-name="Table_20_Contents">
      <style:text-properties fo:font-size="12pt" officeooo:rsid="002f7d46" officeooo:paragraph-rsid="002f7d46" style:font-size-asian="12pt" style:font-size-complex="12pt"/>
    </style:style>
    <style:style style:name="P27" style:family="paragraph" style:parent-style-name="Table_20_Contents">
      <style:text-properties fo:font-size="12pt" officeooo:rsid="00300a02" officeooo:paragraph-rsid="00300a02" style:font-size-asian="12pt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style:font-name="Arial Unicode MS" fo:font-size="12pt" style:text-underline-style="solid" style:text-underline-width="auto" style:text-underline-color="font-color" fo:font-weight="bold" style:font-name-asian="Arial Unicode MS" style:font-size-asian="12pt" style:font-weight-asian="bold" style:font-name-complex="Arial Unicode MS" style:font-size-complex="12pt"/>
    </style:style>
    <style:style style:name="P29" style:family="paragraph" style:parent-style-name="Standard" style:list-style-name="WW8Num1">
      <style:text-properties style:font-name="Arial Unicode MS" fo:font-size="12pt" fo:language="es" fo:country="ES" officeooo:rsid="0017b920" officeooo:paragraph-rsid="000441ff" style:font-name-asian="Arial Unicode MS" style:font-size-asian="12pt" style:font-name-complex="Arial Unicode MS" style:font-size-complex="12pt"/>
    </style:style>
    <style:style style:name="P30" style:family="paragraph" style:parent-style-name="Standard" style:list-style-name="WW8Num1">
      <style:text-properties style:font-name="Arial Unicode MS" fo:font-size="12pt" fo:language="es" fo:country="ES" style:font-name-asian="Arial Unicode MS" style:font-size-asian="12pt" style:font-name-complex="Arial Unicode MS" style:font-size-complex="12pt"/>
    </style:style>
    <style:style style:name="P31" style:family="paragraph" style:parent-style-name="Standard" style:list-style-name="WW8Num1">
      <style:text-properties style:font-name="Arial Unicode MS" fo:font-size="12pt" fo:language="es" fo:country="ES" officeooo:paragraph-rsid="000441ff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5">
      <style:text-properties style:font-name="Arial Unicode MS" fo:font-size="12pt" fo:font-weight="bold" style:font-name-asian="Arial Unicode MS" style:font-size-asian="12pt" style:font-weight-asian="bold" style:font-name-complex="Arial Unicode MS" style:font-size-complex="12pt"/>
    </style:style>
    <style:style style:name="P33" style:family="paragraph" style:parent-style-name="Standard" style:list-style-name="WW8Num5">
      <style:text-properties style:font-name="Arial Unicode MS" fo:font-size="12pt" fo:font-weight="bold" officeooo:rsid="0007c9d6" officeooo:paragraph-rsid="0007c9d6" style:font-name-asian="Arial Unicode MS" style:font-size-asian="12pt" style:font-weight-asian="bold" style:font-name-complex="Arial Unicode MS" style:font-size-complex="12pt"/>
    </style:style>
    <style:style style:name="P34" style:family="paragraph" style:parent-style-name="Standard" style:list-style-name="WW8Num5">
      <style:text-properties style:font-name="Arial Unicode MS" fo:font-size="12pt" officeooo:rsid="002d523b" officeooo:paragraph-rsid="002d523b" style:font-name-asian="Arial Unicode MS" style:font-size-asian="12pt" style:font-name-complex="Arial Unicode MS" style:font-size-complex="12pt"/>
    </style:style>
    <style:style style:name="P35" style:family="paragraph" style:parent-style-name="Standard" style:list-style-name="WW8Num1">
      <style:text-properties fo:font-size="12pt" officeooo:paragraph-rsid="000441ff" style:font-size-asian="12pt" style:font-size-complex="12pt"/>
    </style:style>
    <style:style style:name="P36" style:family="paragraph" style:parent-style-name="Standard" style:list-style-name="L2">
      <style:text-properties style:use-window-font-color="true" style:font-name="Arial Unicode MS" fo:font-size="12pt" fo:language="es" fo:country="PR" fo:font-weight="normal" officeooo:rsid="002e167c" officeooo:paragraph-rsid="002e167c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37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38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39" style:family="paragraph" style:parent-style-name="Standard" style:list-style-name="L1">
      <style:paragraph-properties fo:margin-top="0cm" fo:margin-bottom="0.494cm" style:contextual-spacing="false" fo:text-align="justify" style:justify-single-word="false"/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40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1" style:family="paragraph" style:parent-style-name="Text_20_body" style:list-style-name="L1">
      <style:text-properties style:use-window-font-color="true" style:font-name="Arial Unicode MS" fo:font-size="12pt" fo:language="es" fo:country="PR" officeooo:rsid="001ee1fe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2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ef7fc" style:font-name-asian="Arial Unicode MS" style:font-size-asian="12pt" style:font-name-complex="Arial Unicode MS" style:font-size-complex="12pt" style:language-complex="ar" style:country-complex="SA"/>
    </style:style>
    <style:style style:name="P43" style:family="paragraph" style:parent-style-name="Text_20_body" style:list-style-name="L1">
      <style:text-properties style:use-window-font-color="true" style:font-name="Arial Unicode MS" fo:font-size="12pt" fo:language="es" fo:country="PR" officeooo:paragraph-rsid="000485c5" style:font-name-asian="Arial Unicode MS" style:font-size-asian="12pt" style:font-name-complex="Arial Unicode MS" style:font-size-complex="12pt" style:language-complex="ar" style:country-complex="SA"/>
    </style:style>
    <style:style style:name="P44" style:family="paragraph" style:parent-style-name="Text_20_body" style:list-style-name="L1">
      <style:text-properties style:use-window-font-color="true" style:font-name="Arial Unicode MS" fo:font-size="12pt" fo:language="es" fo:country="PR" officeooo:rsid="001baaa8" officeooo:paragraph-rsid="001baaa8" style:font-name-asian="Arial Unicode MS" style:font-size-asian="12pt" style:font-name-complex="Arial Unicode MS" style:font-size-complex="12pt" style:language-complex="ar" style:country-complex="SA"/>
    </style:style>
    <style:style style:name="P45" style:family="paragraph" style:parent-style-name="Text_20_body" style:list-style-name="L1">
      <style:text-properties style:use-window-font-color="true" style:font-name="Arial Unicode MS" fo:font-size="12pt" fo:language="es" fo:country="PR" officeooo:rsid="002631d5" officeooo:paragraph-rsid="002631d5" style:font-name-asian="Arial Unicode MS" style:font-size-asian="12pt" style:font-name-complex="Arial Unicode MS" style:font-size-complex="12pt" style:language-complex="ar" style:country-complex="SA"/>
    </style:style>
    <style:style style:name="P46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1baaa8" officeooo:paragraph-rsid="001baaa8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47" style:family="paragraph" style:parent-style-name="Text_20_body" style:list-style-name="L1">
      <style:text-properties style:use-window-font-color="true" style:font-name="Arial Unicode MS" fo:font-size="12pt" fo:language="es" fo:country="PR" fo:font-weight="normal" officeooo:rsid="002ccb05" officeooo:paragraph-rsid="002ccb0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T1" style:family="text">
      <style:text-properties style:font-name="Arial Unicode MS" style:font-name-asian="Arial Unicode MS" style:font-name-complex="Arial Unicode MS"/>
    </style:style>
    <style:style style:name="T2" style:family="text">
      <style:text-properties style:font-name="Arial Unicode MS" officeooo:rsid="0008cf1c" style:font-name-asian="Arial Unicode MS" style:font-name-complex="Arial Unicode MS"/>
    </style:style>
    <style:style style:name="T3" style:family="text">
      <style:text-properties style:font-name="Arial Unicode MS" officeooo:rsid="000441ff" style:font-name-asian="Arial Unicode MS" style:font-name-complex="Arial Unicode MS"/>
    </style:style>
    <style:style style:name="T4" style:family="text">
      <style:text-properties style:font-name="Arial Unicode MS" style:font-name-asian="Arial Unicode MS" style:font-name-complex="Arial Unicode MS" style:font-weight-complex="bold"/>
    </style:style>
    <style:style style:name="T5" style:family="text">
      <style:text-properties style:font-name="Arial Unicode MS" officeooo:rsid="000676ed" style:font-name-asian="Arial Unicode MS" style:font-name-complex="Arial Unicode MS"/>
    </style:style>
    <style:style style:name="T6" style:family="text">
      <style:text-properties style:font-name="Arial Unicode MS" officeooo:rsid="0011cf0a" style:font-name-asian="Arial Unicode MS" style:font-name-complex="Arial Unicode MS"/>
    </style:style>
    <style:style style:name="T7" style:family="text">
      <style:text-properties style:font-name="Arial Unicode MS" officeooo:rsid="0017b920" style:font-name-asian="Arial Unicode MS" style:font-name-complex="Arial Unicode MS"/>
    </style:style>
    <style:style style:name="T8" style:family="text">
      <style:text-properties style:font-name="Arial Unicode MS" officeooo:rsid="00317e55" style:font-name-asian="Arial Unicode MS" style:font-name-complex="Arial Unicode MS"/>
    </style:style>
    <style:style style:name="T9" style:family="text">
      <style:text-properties style:font-name="Arial Unicode MS" officeooo:rsid="0034f61b" style:font-name-asian="Arial Unicode MS" style:font-name-complex="Arial Unicode MS"/>
    </style:style>
    <style:style style:name="T10" style:family="text">
      <style:text-properties style:font-name="Arial Unicode MS" officeooo:rsid="00355cfc" style:font-name-asian="Arial Unicode MS" style:font-name-complex="Arial Unicode MS"/>
    </style:style>
    <style:style style:name="T11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12" style:family="text">
      <style:text-properties style:font-name="Arial Unicode MS" fo:language="es" fo:country="ES" style:font-name-asian="Arial Unicode MS" style:font-name-complex="Arial Unicode MS"/>
    </style:style>
    <style:style style:name="T13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14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15" style:family="text">
      <style:text-properties style:font-name="Arial Unicode MS" fo:language="es" fo:country="ES" officeooo:rsid="000676ed" style:font-name-asian="Arial Unicode MS" style:font-name-complex="Arial Unicode MS"/>
    </style:style>
    <style:style style:name="T16" style:family="text">
      <style:text-properties style:font-name="Arial Unicode MS" fo:language="es" fo:country="ES" officeooo:rsid="0017b920" style:font-name-asian="Arial Unicode MS" style:font-name-complex="Arial Unicode MS"/>
    </style:style>
    <style:style style:name="T17" style:family="text">
      <style:text-properties style:font-name="Arial Unicode MS" fo:language="es" fo:country="ES" officeooo:rsid="00216145" style:font-name-asian="Arial Unicode MS" style:font-name-complex="Arial Unicode MS"/>
    </style:style>
    <style:style style:name="T18" style:family="text">
      <style:text-properties style:font-weight-complex="bold"/>
    </style:style>
    <style:style style:name="T19" style:family="text">
      <style:text-properties officeooo:rsid="000975e9" style:font-weight-complex="bold"/>
    </style:style>
    <style:style style:name="T20" style:family="text">
      <style:text-properties officeooo:rsid="000d6434" style:font-weight-complex="bold"/>
    </style:style>
    <style:style style:name="T21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2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3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24" style:family="text">
      <style:text-properties fo:font-weight="bold"/>
    </style:style>
    <style:style style:name="T25" style:family="text">
      <style:text-properties fo:font-weight="bold" officeooo:rsid="000d6434" style:font-weight-asian="bold" style:font-weight-complex="bold"/>
    </style:style>
    <style:style style:name="T26" style:family="text">
      <style:text-properties fo:font-weight="bold" officeooo:rsid="000d6434"/>
    </style:style>
    <style:style style:name="T27" style:family="text">
      <style:text-properties officeooo:rsid="000cd908"/>
    </style:style>
    <style:style style:name="T28" style:family="text">
      <style:text-properties officeooo:rsid="0015cdc9"/>
    </style:style>
    <style:style style:name="T29" style:family="text">
      <style:text-properties officeooo:rsid="0017b920"/>
    </style:style>
    <style:style style:name="T30" style:family="text">
      <style:text-properties officeooo:rsid="002a2422"/>
    </style:style>
    <style:style style:name="T31" style:family="text">
      <style:text-properties officeooo:rsid="00300a02"/>
    </style:style>
    <style:style style:name="T32" style:family="text">
      <style:text-properties officeooo:rsid="0038fa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INUTA</text:p>
      <text:p text:style-name="P3"/>
      <text:p text:style-name="P2"><text:span text:style-name="T22">Minuta No. 001</text:span><text:span text:style-name="apple-converted-space"><text:span text:style-name="T21"> de </text:span></text:span><text:span text:style-name="apple-converted-space"><text:span text:style-name="T23">Grupo1</text:span></text:span></text:p>
      <text:p text:style-name="P4"><text:tab/></text:p>
      <text:p text:style-name="P12"><text:span text:style-name="T1"><text:tab/>Fecha<text:tab/>: </text:span><text:span text:style-name="T6">Lunes</text:span><text:span text:style-name="T2"> </text:span><text:span text:style-name="T7">07</text:span><text:span text:style-name="T2"> de </text:span><text:span text:style-name="T7">08</text:span></text:p>
      <text:p text:style-name="P12"><text:span text:style-name="T1"><text:tab/>Hora <text:tab/>: </text:span><text:span text:style-name="T7">09:00am</text:span><text:span text:style-name="T1"> </text:span></text:p>
      <text:p text:style-name="P12"><text:span text:style-name="T1"><text:tab/>Lugar<text:tab/>: </text:span><text:span text:style-name="T7">Casa Adan</text:span></text:p>
      <text:p text:style-name="P3"><text:tab/></text:p>
      <text:p text:style-name="P20"><text:span text:style-name="T1">Siendo las </text:span><text:span text:style-name="T7">09:00am</text:span><text:span text:style-name="T3"> </text:span><text:span text:style-name="T1"><text:s/>horas del día </text:span><text:span text:style-name="T7">07</text:span><text:span text:style-name="T1"> de </text:span><text:span text:style-name="T7">agoste</text:span><text:span text:style-name="T1"> de 20</text:span><text:span text:style-name="T3">1</text:span><text:span text:style-name="T7">7</text:span><text:span text:style-name="T1">, se reúne el grupo: </text:span><text:span text:style-name="T11">Grupo1</text:span><text:span text:style-name="T1">, en sesión extraordinaria previa citación realizada.</text:span></text:p>
      <text:p text:style-name="P19">ASISTENTES:</text:p>
      <text:p text:style-name="P12"><text:span text:style-name="T12">La persona encargada </text:span><text:span text:style-name="T13">que</text:span><text:span text:style-name="T12"> preceder la reunión, <text:s/></text:span><text:span text:style-name="T16">Luis C Parra C</text:span><text:span text:style-name="T12">, pasó lista y determinó que había quórum.</text:span></text:p>
      <text:p text:style-name="P6">Los asistentes a esta reunión son:</text:p>
      <text:p text:style-name="P6"/>
      <text:list xml:id="list2285693361589646895" text:style-name="WW8Num1">
        <text:list-item>
          <text:p text:style-name="P29">Luis Parra C</text:p>
        </text:list-item>
        <text:list-item>
          <text:p text:style-name="P31"><text:span text:style-name="T32">Adán Carranza</text:span><text:tab/><text:tab/></text:p>
        </text:list-item>
        <text:list-item>
          <text:p text:style-name="P35"><text:span text:style-name="T14">Pablo Carranza<text:tab/></text:span><text:span text:style-name="T4"><text:tab/></text:span></text:p>
          <text:p text:style-name="P31"/>
        </text:list-item>
      </text:list>
      <text:p text:style-name="P6"/>
      <text:list xml:id="list203218777701441" text:continue-numbering="true" text:style-name="WW8Num1">
        <text:list-header>
          <text:p text:style-name="P30"/>
        </text:list-header>
      </text:list>
      <text:p text:style-name="P19">AGENDA:</text:p>
      <text:p text:style-name="P15"/>
      <text:p text:style-name="P7">ASUNTOS:</text:p>
      <text:p text:style-name="P18"/>
      <text:list xml:id="list1448577558616340872" text:style-name="WW8Num5">
        <text:list-item>
          <text:p text:style-name="P32">Asuntos tratados y acuerdos tomados</text:p>
        </text:list-item>
      </text:list>
      <text:p text:style-name="P14"><text:tab/><text:tab/></text:p>
      <text:list xml:id="list4431339933781776180" text:style-name="L1">
        <text:list-item>
          <text:p text:style-name="P40">Qué he hecho </text:p>
          <text:list>
            <text:list-item>
              <text:p text:style-name="P41">¿Pude hacer todo lo que tenía planeado? <text:span text:style-name="T30">Si, se lograron realizar los CRUD en la tbjunta</text:span></text:p>
              <text:p text:style-name="P42"/>
            </text:list-item>
          </text:list>
        </text:list-item>
        <text:list-item>
          <text:p text:style-name="P43"><text:span text:style-name="T24">Qué voy a hacer . </text:span><text:s/></text:p>
        </text:list-item>
        <text:list-item>
          <text:p text:style-name="P44">Conectar con GitHub para un mejor control de versiones del proyecto.</text:p>
        </text:list-item>
        <text:list-item>
          <text:p text:style-name="P44">Instalacion y configuración del “XAMPP”.</text:p>
        </text:list-item>
        <text:list-item>
          <text:p text:style-name="P44">Creacion de la DB (Junta).</text:p>
        </text:list-item>
        <text:list-item>
          <text:p text:style-name="P44"><text:soft-page-break/>CRUD para la “tbjunta”.</text:p>
        </text:list-item>
        <text:list-item>
          <text:p text:style-name="P45">Creacion de la vista para la captura de datos para el CRUD de junta.</text:p>
          <text:p text:style-name="P44"/>
        </text:list-item>
        <text:list-item>
          <text:p text:style-name="P43"><text:span text:style-name="T26">I</text:span><text:span text:style-name="T24">mpedimentos <text:s/></text:span></text:p>
        </text:list-item>
        <text:list-item>
          <text:p text:style-name="P46">Conecion con la DB.</text:p>
        </text:list-item>
        <text:list-item>
          <text:p text:style-name="P47">Problemas con kla herramienta Git Hub.</text:p>
          <text:p text:style-name="P46"/>
        </text:list-item>
        <text:list-item>
          <text:p text:style-name="P37"><text:span text:style-name="T25">Tareas realizadas que no fueron planeadas</text:span><text:span text:style-name="T20">. </text:span></text:p>
        </text:list-item>
        <text:list-item>
          <text:p text:style-name="P38"><text:span text:style-name="T19">I</text:span><text:span text:style-name="T18">ntalacion de Linux, sublime tex y complemetos.</text:span></text:p>
          <text:p text:style-name="P39"/>
        </text:list-item>
      </text:list>
      <text:list xml:id="list203220241398663" text:continue-list="list1448577558616340872" text:style-name="WW8Num5">
        <text:list-item>
          <text:p text:style-name="P32">Asuntos Pendientes</text:p>
        </text:list-item>
      </text:list>
      <text:p text:style-name="P3"/>
      <text:list xml:id="list203219192681401" text:continue-numbering="true" text:style-name="WW8Num5">
        <text:list-item>
          <text:list>
            <text:list-item>
              <text:p text:style-name="P34">Se logro realizar los objetivos planteados.</text:p>
            </text:list-item>
          </text:list>
        </text:list-item>
      </text:list>
      <text:p text:style-name="P16"/>
      <text:list xml:id="list203218328257230" text:continue-numbering="true" text:style-name="WW8Num5">
        <text:list-item>
          <text:p text:style-name="P32">Asuntos Nuevos</text:p>
          <text:p text:style-name="P32"/>
        </text:list-item>
      </text:list>
      <text:list xml:id="list2403453542635485382" text:style-name="L2">
        <text:list-item>
          <text:p text:style-name="P36">Creación de Cosultas avazadas.</text:p>
        </text:list-item>
      </text:list>
      <text:list xml:id="list203218484872445" text:continue-list="list203218328257230" text:style-name="WW8Num5">
        <text:list-header>
          <text:p text:style-name="P32"/>
        </text:list-header>
        <text:list-item>
          <text:p text:style-name="P33">Cumplimiento de tareas asignadas</text:p>
        </text:list-item>
      </text:list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Tarea </text:p>
          </table:table-cell>
          <table:table-cell table:style-name="Tabla1.A1" office:value-type="string">
            <text:p text:style-name="P21">Responsable</text:p>
          </table:table-cell>
          <table:table-cell table:style-name="Tabla1.A1" office:value-type="string">
            <text:p text:style-name="P21">Grado de conclusión</text:p>
          </table:table-cell>
          <table:table-cell table:style-name="Tabla1.D1" office:value-type="string">
            <text:p text:style-name="P22">Nota</text:p>
          </table:table-cell>
        </table:table-row>
        <table:table-row>
          <table:table-cell table:style-name="Tabla1.A4" office:value-type="string">
            <text:p text:style-name="P26">Conección a DB</text:p>
          </table:table-cell>
          <table:table-cell table:style-name="Tabla1.B2" office:value-type="string">
            <text:p text:style-name="P24">Pablo Carranza</text:p>
          </table:table-cell>
          <table:table-cell table:style-name="Tabla1.C2" office:value-type="string">
            <text:p text:style-name="P26"/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6">Creaecion CRUDS</text:p>
          </table:table-cell>
          <table:table-cell table:style-name="Tabla1.B3" office:value-type="string">
            <text:p text:style-name="P26">Pablo Carranza</text:p>
          </table:table-cell>
          <table:table-cell table:style-name="Tabla1.C3" office:value-type="string">
            <text:p text:style-name="P23"/>
          </table:table-cell>
          <table:table-cell table:style-name="Tabla1.D3" office:value-type="string">
            <text:p text:style-name="P23"/>
          </table:table-cell>
        </table:table-row>
        <table:table-row>
          <table:table-cell table:style-name="Tabla1.A4" office:value-type="string">
            <text:p text:style-name="P24">Domain</text:p>
          </table:table-cell>
          <table:table-cell table:style-name="Tabla1.B4" office:value-type="string">
            <text:p text:style-name="P24">Luis Parra</text:p>
          </table:table-cell>
          <table:table-cell table:style-name="Tabla1.C4" office:value-type="string">
            <text:p text:style-name="P23"/>
          </table:table-cell>
          <table:table-cell table:style-name="Tabla1.D4" office:value-type="string">
            <text:p text:style-name="P25"/>
          </table:table-cell>
        </table:table-row>
        <table:table-row>
          <table:table-cell table:style-name="Tabla1.A5" office:value-type="string">
            <text:p text:style-name="P24">View<text:span text:style-name="T31">s</text:span></text:p>
          </table:table-cell>
          <table:table-cell table:style-name="Tabla1.B5" office:value-type="string">
            <text:p text:style-name="P24">Luis Parra</text:p>
          </table:table-cell>
          <table:table-cell table:style-name="Tabla1.C5" office:value-type="string">
            <text:p text:style-name="P23"/>
          </table:table-cell>
          <table:table-cell table:style-name="Tabla1.D5" office:value-type="string">
            <text:p text:style-name="P25"/>
          </table:table-cell>
        </table:table-row>
        <table:table-row>
          <table:table-cell table:style-name="Tabla1.A6" office:value-type="string">
            <text:p text:style-name="P27">Bissines</text:p>
          </table:table-cell>
          <table:table-cell table:style-name="Tabla1.B6" office:value-type="string">
            <text:p text:style-name="P27">Adan Carranza</text:p>
          </table:table-cell>
          <table:table-cell table:style-name="Tabla1.C6" office:value-type="string">
            <text:p text:style-name="P23"/>
          </table:table-cell>
          <table:table-cell table:style-name="Tabla1.D6" office:value-type="string">
            <text:p text:style-name="P25"/>
          </table:table-cell>
        </table:table-row>
      </table:table>
      <text:p text:style-name="P17"/>
      <text:p text:style-name="P17"/>
      <text:p text:style-name="P5">*Aunque el proyecto es grupal, en cada iteración se asignará una persona del grupo como responsable de cada una de las tareas asignadas.</text:p>
      <text:p text:style-name="P9">**Existen tareas ya definidas <text:span text:style-name="T27">como avances revisables en cada iteración:</text:span></text:p>
      <text:p text:style-name="P10">1. Diagramas de casos de uso</text:p>
      <text:p text:style-name="P10">2. Modelo de datos</text:p>
      <text:p text:style-name="P10">3. Diagrama de aplicación</text:p>
      <text:p text:style-name="P11"><text:soft-page-break/>4. Módulos funcionales <text:span text:style-name="T28">en ejecución</text:span></text:p>
      <text:p text:style-name="P8"/>
      <text:p text:style-name="P7">PROXIMA REUNION:</text:p>
      <text:p text:style-name="P3"/>
      <text:p text:style-name="P3"/>
      <text:p text:style-name="P12"><text:span text:style-name="T1">Fecha: </text:span><text:span text:style-name="T9">14</text:span><text:span text:style-name="T2"> de </text:span><text:span text:style-name="T9">08</text:span></text:p>
      <text:p text:style-name="P12"><text:span text:style-name="T1">Hora: </text:span><text:span text:style-name="T5">8</text:span><text:span text:style-name="T1">:00 AM</text:span></text:p>
      <text:p text:style-name="P12"><text:span text:style-name="T1">Lugar: </text:span><text:span text:style-name="T8">Casa Adan</text:span></text:p>
      <text:p text:style-name="P3"/>
      <text:p text:style-name="P7"/>
      <text:p text:style-name="P7">CLAUSURA:</text:p>
      <text:p text:style-name="Standard"/>
      <text:p text:style-name="P13"><text:span text:style-name="T17">Luis Carlos Parra </text:span><text:span text:style-name="T15">C</text:span><text:span text:style-name="T1">, como persona encargada de preceder la reunión, clausura la reunión a las </text:span><text:span text:style-name="T10">8:00pm</text:span><text:span text:style-name="T1"> hora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P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language="es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6z2" style:family="text">
      <style:text-properties style:font-name="Arial Unicode MS" fo:font-family="'Arial Unicode MS'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3" style:family="text">
      <style:text-properties style:font-name="Arial Unicode MS" fo:font-family="'Arial Unicode MS'" style:font-family-generic="swiss" style:font-pitch="variable" fo:font-size="10pt" fo:language="fr" fo:country="FR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 text:start-value="5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MINUTA</dc:title>
    <meta:initial-creator>speedy</meta:initial-creator>
    <meta:creation-date>2009-05-27T01:12:00</meta:creation-date>
    <dc:date>2017-08-07T20:32:18.009862945</dc:date>
    <meta:editing-cycles>45</meta:editing-cycles>
    <meta:editing-duration>PT2H20S</meta:editing-duration>
    <meta:generator>LibreOffice/4.2.8.2$Linux_X86_64 LibreOffice_project/420m0$Build-2</meta:generator>
    <meta:document-statistic meta:table-count="1" meta:image-count="0" meta:object-count="0" meta:page-count="3" meta:paragraph-count="68" meta:word-count="320" meta:character-count="1780" meta:non-whitespace-character-count="1525"/>
  </office:meta>
</office:document-meta>
</file>